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>
      <style:text-properties officeooo:paragraph-rsid="0005c946"/>
    </style:style>
    <style:style style:name="P2" style:family="paragraph" style:parent-style-name="Text_20_body" style:list-style-name="List_20_3"/>
    <style:style style:name="P3" style:family="paragraph" style:parent-style-name="Text_20_body">
      <style:text-properties officeooo:rsid="0005c946" officeooo:paragraph-rsid="0005c946"/>
    </style:style>
    <style:style style:name="P4" style:family="paragraph" style:parent-style-name="Text_20_body" style:list-style-name="List_20_3">
      <style:text-properties officeooo:rsid="0005c946" officeooo:paragraph-rsid="0005c946"/>
    </style:style>
    <style:style style:name="P5" style:family="paragraph" style:parent-style-name="Text_20_body">
      <style:text-properties officeooo:rsid="0005c946" officeooo:paragraph-rsid="0007ab48"/>
    </style:style>
    <style:style style:name="P6" style:family="paragraph" style:parent-style-name="Text_20_body" style:list-style-name="L4">
      <style:paragraph-properties fo:margin-top="0cm" fo:margin-bottom="0cm" style:contextual-spacing="false" style:writing-mode="lr-tb"/>
    </style:style>
    <style:style style:name="P7" style:family="paragraph" style:parent-style-name="Text_20_body" style:list-style-name="L5">
      <style:paragraph-properties fo:margin-top="0cm" fo:margin-bottom="0cm" style:contextual-spacing="false" style:writing-mode="lr-tb"/>
    </style:style>
    <style:style style:name="P8" style:family="paragraph" style:parent-style-name="Text_20_body" style:list-style-name="L8">
      <style:paragraph-properties fo:margin-top="0cm" fo:margin-bottom="0cm" style:contextual-spacing="false" style:writing-mode="lr-tb"/>
    </style:style>
    <style:style style:name="P9" style:family="paragraph" style:parent-style-name="Text_20_body" style:list-style-name="L3">
      <style:paragraph-properties style:writing-mode="lr-tb"/>
      <style:text-properties officeooo:paragraph-rsid="0005c946"/>
    </style:style>
    <style:style style:name="P10" style:family="paragraph" style:parent-style-name="Text_20_body" style:list-style-name="L4">
      <style:paragraph-properties style:writing-mode="lr-tb"/>
    </style:style>
    <style:style style:name="P11" style:family="paragraph" style:parent-style-name="Text_20_body" style:list-style-name="L5">
      <style:paragraph-properties style:writing-mode="lr-tb"/>
    </style:style>
    <style:style style:name="P12" style:family="paragraph" style:parent-style-name="Text_20_body" style:list-style-name="L6">
      <style:paragraph-properties style:writing-mode="lr-tb"/>
    </style:style>
    <style:style style:name="P13" style:family="paragraph" style:parent-style-name="Text_20_body" style:list-style-name="L7">
      <style:paragraph-properties style:writing-mode="lr-tb"/>
    </style:style>
    <style:style style:name="P14" style:family="paragraph" style:parent-style-name="Text_20_body">
      <style:paragraph-properties style:writing-mode="lr-tb"/>
      <style:text-properties officeooo:paragraph-rsid="0005c946"/>
    </style:style>
    <style:style style:name="P15" style:family="paragraph" style:parent-style-name="Text_20_body">
      <style:paragraph-properties style:writing-mode="lr-tb"/>
      <style:text-properties officeooo:paragraph-rsid="0007ab48"/>
    </style:style>
    <style:style style:name="P16" style:family="paragraph" style:parent-style-name="Text_20_body" style:list-style-name="L2">
      <style:paragraph-properties fo:margin-left="-1.251cm" fo:margin-right="0cm" fo:text-indent="0cm" style:auto-text-indent="false" style:writing-mode="lr-tb"/>
    </style:style>
    <style:style style:name="P17" style:family="paragraph" style:parent-style-name="Text_20_body" style:list-style-name="L3">
      <style:paragraph-properties fo:margin-left="-1.251cm" fo:margin-right="0cm" fo:text-indent="0cm" style:auto-text-indent="false" style:writing-mode="lr-tb"/>
      <style:text-properties officeooo:rsid="0005c946" officeooo:paragraph-rsid="0005c946"/>
    </style:style>
    <style:style style:name="P18" style:family="paragraph" style:parent-style-name="Text_20_body" style:list-style-name="L8">
      <style:paragraph-properties fo:margin-left="-1.251cm" fo:margin-right="0cm" fo:text-indent="0cm" style:auto-text-indent="false" style:writing-mode="lr-tb"/>
    </style:style>
    <style:style style:name="P19" style:family="paragraph" style:parent-style-name="Text_20_body" style:list-style-name="L9">
      <style:paragraph-properties fo:margin-left="-1.251cm" fo:margin-right="0cm" fo:text-indent="0cm" style:auto-text-indent="false" style:writing-mode="lr-tb"/>
    </style:style>
    <style:style style:name="P20" style:family="paragraph" style:parent-style-name="Text_20_body" style:list-style-name="L16">
      <style:paragraph-properties fo:margin-left="-1.251cm" fo:margin-right="0cm" fo:text-indent="0cm" style:auto-text-indent="false" style:writing-mode="lr-tb"/>
    </style:style>
    <style:style style:name="P21" style:family="paragraph" style:parent-style-name="Text_20_body" style:list-style-name="L17">
      <style:paragraph-properties fo:margin-left="-1.251cm" fo:margin-right="0cm" fo:text-indent="0cm" style:auto-text-indent="false" style:writing-mode="lr-tb"/>
    </style:style>
    <style:style style:name="P22" style:family="paragraph" style:parent-style-name="Text_20_body" style:list-style-name="L3">
      <style:paragraph-properties fo:margin-left="-1.251cm" fo:margin-right="0cm" fo:margin-top="0cm" fo:margin-bottom="0cm" style:contextual-spacing="false" fo:text-indent="0cm" style:auto-text-indent="false" style:writing-mode="lr-tb"/>
    </style:style>
    <style:style style:name="P23" style:family="paragraph" style:parent-style-name="Heading_20_1">
      <style:text-properties officeooo:rsid="0005c946" officeooo:paragraph-rsid="0005c946"/>
    </style:style>
    <style:style style:name="P24" style:family="paragraph" style:parent-style-name="Heading_20_2">
      <style:text-properties officeooo:paragraph-rsid="0005c946"/>
    </style:style>
    <style:style style:name="P2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officeooo:rsid="0005c946"/>
    </style:style>
    <style:style style:name="T3" style:family="text">
      <style:text-properties fo:color="#3465a4"/>
    </style:style>
    <style:style style:name="T4" style:family="text">
      <style:text-properties officeooo:rsid="0007ab48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  <text:index-source-styles text:outline-level="2">
            <text:index-source-style text:style-name="aufgabe_5f_überschrift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26"><text:a xlink:type="simple" xlink:href="#__RefHeading__121_177860155" text:style-name="Internet_20_link" text:visited-style-name="Internet_20_link">1. </text:a>Office<text:tab/>1</text:p>
          <text:p text:style-name="P27"><text:a xlink:type="simple" xlink:href="#__RefHeading__123_177860155" text:style-name="Internet_20_link" text:visited-style-name="Internet_20_link">1.1. </text:a>Ziele<text:tab/>1</text:p>
          <text:p text:style-name="P27"><text:a xlink:type="simple" xlink:href="#__RefHeading__125_177860155" text:style-name="Internet_20_link" text:visited-style-name="Internet_20_link">1.2. </text:a>Office: Word / LibreOffice<text:tab/>1</text:p>
          <text:p text:style-name="P25"><text:a xlink:type="simple" xlink:href="#__RefHeading__127_177860155" text:style-name="Internet_20_link" text:visited-style-name="Internet_20_link">1.2.1. </text:a>Überprüfe Dich selbst<text:tab/>1</text:p>
          <text:p text:style-name="P25"><text:a xlink:type="simple" xlink:href="#__RefHeading__129_177860155" text:style-name="Internet_20_link" text:visited-style-name="Internet_20_link">1.2.2. </text:a>Word und das Erstellen (vor)wissenschaftlicher Arbeiten<text:tab/>1</text:p>
          <text:p text:style-name="P25"><text:a xlink:type="simple" xlink:href="#__RefHeading__146_177860155" text:style-name="Internet_20_link" text:visited-style-name="Internet_20_link">1.2.3. </text:a>Aufgabe: (vor) wissenschaftliches Arbeiten<text:tab/>2</text:p>
          <text:p text:style-name="P25"><text:a xlink:type="simple" xlink:href="#__RefHeading__148_177860155" text:style-name="Internet_20_link" text:visited-style-name="Internet_20_link">1.2.4. </text:a>Aufgabe: Lebenslauf<text:tab/>2</text:p>
          <text:p text:style-name="P25"><text:a xlink:type="simple" xlink:href="#__RefHeading__150_177860155" text:style-name="Internet_20_link" text:visited-style-name="Internet_20_link">1.2.5. </text:a>Aufgabe: Erstellen eines Briefes nach DIN 5008<text:tab/>2</text:p>
          <text:p text:style-name="P25"><text:a xlink:type="simple" xlink:href="#__RefHeading__152_177860155" text:style-name="Internet_20_link" text:visited-style-name="Internet_20_link">1.2.6. </text:a>Aufgabe: Bewerbungsschreiben<text:tab/>2</text:p>
          <text:p text:style-name="P25"><text:a xlink:type="simple" xlink:href="#__RefHeading__154_177860155" text:style-name="Internet_20_link" text:visited-style-name="Internet_20_link">1.2.7. </text:a>Aufgabe: Serienbrief<text:tab/>2</text:p>
          <text:p text:style-name="P25"><text:a xlink:type="simple" xlink:href="#__RefHeading__156_177860155" text:style-name="Internet_20_link" text:visited-style-name="Internet_20_link">1.2.8. </text:a>Aufgabe: Visitenkarten<text:tab/>2</text:p>
          <text:p text:style-name="P25"><text:a xlink:type="simple" xlink:href="#__RefHeading__158_177860155" text:style-name="Internet_20_link" text:visited-style-name="Internet_20_link">1.2.9. </text:a>weitere Informationen<text:tab/>2</text:p>
        </text:index-body>
      </text:table-of-content>
      <text:p text:style-name="Text_20_body"/>
      <text:h text:style-name="P23" text:outline-level="1" text:restart-numbering="true" text:start-value="-1"><text:bookmark-start text:name="__RefHeading__121_177860155"/>Office<text:bookmark-end text:name="__RefHeading__121_177860155"/></text:h>
      <text:h text:style-name="Heading_20_2" text:outline-level="2"><text:bookmark-start text:name="__RefHeading__123_177860155"/>Ziele<text:bookmark-end text:name="__RefHeading__123_177860155"/></text:h>
      <text:list xml:id="list891893805629361642" text:style-name="List_20_3">
        <text:list-item>
          <text:p text:style-name="P4">Professionelles Arbeiten mit Word und Excel</text:p>
          <text:p text:style-name="P2"/>
        </text:list-item>
      </text:list>
      <text:h text:style-name="P24" text:outline-level="2"><text:bookmark-start text:name="__RefHeading__125_177860155"/><text:span text:style-name="T2">Office: Word / LibreOffice</text:span><text:bookmark-end text:name="__RefHeading__125_177860155"/></text:h>
      <text:h text:style-name="Heading_20_3" text:outline-level="3"><text:bookmark-start text:name="__RefHeading__127_177860155"/>Überprüfe Dich selbst<text:bookmark-end text:name="__RefHeading__127_177860155"/></text:h>
      <text:list xml:id="list5986518821091087027" text:style-name="L2">
        <text:list-item>
          <text:list>
            <text:list-item>
              <text:p text:style-name="P16"><text:a xlink:type="simple" xlink:href="http://www.computertraining4you.eu/bilder2010/word2010/0_alles36.htm"><text:span text:style-name="T3">http://www.computertraining4you.eu/bilder2010/word2010/0_alles36.htm</text:span></text:a></text:p>
            </text:list-item>
          </text:list>
        </text:list-item>
      </text:list>
      <text:list xml:id="list4669629248858518938" text:style-name="L3">
        <text:list-item>
          <text:list>
            <text:list-item>
              <text:p text:style-name="P22">Wieviel % hast Du erreicht?<text:line-break/></text:p>
            </text:list-item>
          </text:list>
        </text:list-item>
      </text:list>
      <text:h text:style-name="Heading_20_3" text:outline-level="3"><text:bookmark-start text:name="__RefHeading__129_177860155"/>Word und das Erstellen (vor)wissenschaftlicher Arbeiten<text:bookmark-end text:name="__RefHeading__129_177860155"/></text:h>
      <text:list xml:id="list222557533516285" text:continue-numbering="true" text:style-name="L3">
        <text:list-item>
          <text:p text:style-name="P9"><text:span text:style-name="T2">STUDIEREN und MITMACHEN:<text:line-break/></text:span>Studieren Sie die folgenden Videos und  Erstellen Sie für sich das dort dargestellte Dokument mit allen Elementen </text:p>
        </text:list-item>
        <text:list-item>
          <text:p text:style-name="P9"> <text:a xlink:type="simple" xlink:href="http://www.youtube.com/watch?v=7mj44j3KDjQ&amp;index=1&amp;list=PLCCA6D82B8B4BDA5A"><text:span text:style-name="T3">http://www.youtube.com/watch?v=7mj44j3KDjQ&amp;index=1&amp;list=PLCCA6D82B8B4BDA5A</text:span></text:a>  <text:line-break/></text:p>
          <text:list>
            <text:list-item>
              <text:p text:style-name="P17">Aus dem Inhalt:</text:p>
            </text:list-item>
          </text:list>
        </text:list-item>
      </text:list>
      <text:list xml:id="list3581981461909166321" text:style-name="L4">
        <text:list-item>
          <text:list>
            <text:list-item>
              <text:p text:style-name="P6">Seite einrichten</text:p>
            </text:list-item>
            <text:list-item>
              <text:p text:style-name="P10">Formatvorlage Standard anpassen</text:p>
            </text:list-item>
          </text:list>
        </text:list-item>
      </text:list>
      <text:list xml:id="list8461197545708954039" text:style-name="L5">
        <text:list-item>
          <text:list>
            <text:list-item>
              <text:p text:style-name="P7">Abschnitte einrichten</text:p>
            </text:list-item>
            <text:list-item>
              <text:p text:style-name="P11">Seitennummerierungen einstellen</text:p>
            </text:list-item>
          </text:list>
        </text:list-item>
      </text:list>
      <text:list xml:id="list4873323120263403263" text:style-name="L6">
        <text:list-item>
          <text:list>
            <text:list-item>
              <text:list>
                <text:list-item>
                  <text:p text:style-name="P12">(Deckblatt mit Tabelle zum besseren Positionieren)</text:p>
                </text:list-item>
              </text:list>
            </text:list-item>
          </text:list>
        </text:list-item>
      </text:list>
      <text:list xml:id="list5522643363339145780" text:style-name="L7">
        <text:list-item>
          <text:list>
            <text:list-item>
              <text:p text:style-name="P13">Gliederung</text:p>
            </text:list-item>
          </text:list>
        </text:list-item>
      </text:list>
      <text:list xml:id="list4619041952216713411" text:style-name="L8">
        <text:list-item>
          <text:list>
            <text:list-item>
              <text:list>
                <text:list-item>
                  <text:p text:style-name="P8">(Kapiteln mit Nummerierungen und neuen Formaten)</text:p>
                </text:list-item>
              </text:list>
            </text:list-item>
            <text:list-item>
              <text:p text:style-name="P8">Verzeichnisse</text:p>
            </text:list-item>
            <text:list-item>
              <text:p text:style-name="P8">Fußnoten</text:p>
            </text:list-item>
            <text:list-item>
              <text:p text:style-name="P8">Abbildungen    </text:p>
            </text:list-item>
            <text:list-item>
              <text:p text:style-name="P8">Tabulatoren <text:line-break/><text:soft-page-break/> <text:a xlink:type="simple" xlink:href="http://www.youtube.com/watch?v=yc2Kn46yOTE"><text:span text:style-name="T3">http://www.youtube.com/watch?v=yc2Kn46yOTE</text:span></text:a>  </text:p>
            </text:list-item>
          </text:list>
          <text:p text:style-name="P8"/>
        </text:list-item>
      </text:list>
      <text:h text:style-name="Heading_20_3" text:outline-level="3"><text:bookmark-start text:name="__RefHeading__146_177860155"/>Aufgabe: <text:span text:style-name="T2">(vor) </text:span>wiss<text:span text:style-name="T2">enschaftliches </text:span>Arbeiten<text:bookmark-end text:name="__RefHeading__146_177860155"/></text:h>
      <text:list xml:id="list222556784171042" text:continue-numbering="true" text:style-name="L8">
        <text:list-item>
          <text:list>
            <text:list-item>
              <text:p text:style-name="P18"><text:span text:style-name="T2">Erstellen Sie ein Textdokument (entsprechend dem obigen Vorgehen), das folgenden Inhalt </text:span><text:s/><text:span text:style-name="T2">(siehe Klassenserver,...)</text:span> <text:span text:style-name="T2">bestmöglich mit Word aufbereitet enthält.</text:span></text:p>
            </text:list-item>
          </text:list>
        </text:list-item>
      </text:list>
      <text:list xml:id="list7088109567391276386" text:style-name="L9">
        <text:list-item>
          <text:list>
            <text:list-item>
              <text:p text:style-name="P19">DA-Vorlage</text:p>
            </text:list-item>
          </text:list>
        </text:list-item>
      </text:list>
      <text:h text:style-name="Heading_20_3" text:outline-level="3"><text:bookmark-start text:name="__RefHeading__148_177860155"/>Aufgabe: Lebenslauf<text:bookmark-end text:name="__RefHeading__148_177860155"/></text:h>
      <text:p text:style-name="P3">Erstellen Sie einen modernen Lebenslauf, den Sie in Ihr persönliches Portfolio aufnehmen.</text:p>
      <text:p text:style-name="P3"/>
      <text:h text:style-name="P1" text:outline-level="3"><text:bookmark-start text:name="__RefHeading__150_177860155"/>Aufgabe: Erstellen eines Briefes nach DIN 5008<text:bookmark-end text:name="__RefHeading__150_177860155"/></text:h>
      <text:p text:style-name="P14"><text:span text:style-name="T2">Studieren Sie </text:span><text:line-break/> <text:a xlink:type="simple" xlink:href="http://www.youtube.com/watch?v=H2YX_5ZAcvE"><text:span text:style-name="T3">http://www.youtube.com/watch?v=H2YX_5ZAcvE</text:span></text:a> <text:line-break/>(kann auch als Bewerbungsschreiben verwendet werden) </text:p>
      <text:p text:style-name="P14"/>
      <text:h text:style-name="Heading_20_3" text:outline-level="3"><text:bookmark-start text:name="__RefHeading__152_177860155"/>Aufgabe: Bewerbungsschreiben<text:bookmark-end text:name="__RefHeading__152_177860155"/></text:h>
      <text:p text:style-name="P3">Erstellen Sie einen modernes Bewerbungsschreiben, das Sie in Ihr persönliches Portfolio aufnehmen.</text:p>
      <text:p text:style-name="P14"><text:line-break/> <text:a xlink:type="simple" xlink:href="http://www.youtube.com/watch?v=uEzcaTeS8Kw&amp;index=2&amp;list=PLEE57B09397138392"><text:span text:style-name="T3">http://www.youtube.com/watch?v=uEzcaTeS8Kw&amp;index=2&amp;list=PLEE57B09397138392</text:span></text:a> </text:p>
      <text:p text:style-name="P14">(nicht word, aber was gehört (nicht) in die Bewerbung)</text:p>
      <text:p text:style-name="P14"/>
      <text:h text:style-name="Heading_20_3" text:outline-level="3"><text:bookmark-start text:name="__RefHeading__154_177860155"/>Aufgabe: Serienbrief<text:bookmark-end text:name="__RefHeading__154_177860155"/></text:h>
      <text:p text:style-name="P3">Erstellen Sie einen Serienbrief.</text:p>
      <text:p text:style-name="P14"><text:line-break/><text:a xlink:type="simple" xlink:href="http://www.youtube.com/watch?v=H9QpU3_4X3M"><text:span text:style-name="T3">http://www.youtube.com/watch?v=H9QpU3_4X3M</text:span></text:a></text:p>
      <text:p text:style-name="Standard"/>
      <text:p text:style-name="Standard"/>
      <text:h text:style-name="Heading_20_3" text:outline-level="3"><text:bookmark-start text:name="__RefHeading__156_177860155"/>Aufgabe: Visitenkarten<text:bookmark-end text:name="__RefHeading__156_177860155"/></text:h>
      <text:p text:style-name="P5">Erstellen Sie einen <text:span text:style-name="T4">Visitenkarten</text:span>.</text:p>
      <text:p text:style-name="P15"/>
      <text:h text:style-name="Heading_20_3" text:outline-level="3"><text:bookmark-start text:name="__RefHeading__158_177860155"/>weitere <text:span text:style-name="T4">Informationen</text:span><text:bookmark-end text:name="__RefHeading__158_177860155"/></text:h>
      <text:list xml:id="list7910036850749090462" text:style-name="L16">
        <text:list-item>
          <text:list>
            <text:list-item>
              <text:p text:style-name="P20">SKRIPT und Übungen oder Video und Übungen</text:p>
            </text:list-item>
          </text:list>
        </text:list-item>
      </text:list>
      <text:list xml:id="list642634696297412026" text:style-name="L17">
        <text:list-item>
          <text:list>
            <text:list-item>
              <text:list>
                <text:list-item>
                  <text:p text:style-name="P21"><text:a xlink:type="simple" xlink:href="http://www.computertraining4you.eu/word.html"><text:span text:style-name="T3">http://www.computertraining4you.eu/word.html</text:span></text:a></text:p>
                </text:list-item>
              </text:list>
            </text:list-item>
          </text:list>
        </text:list-item>
      </text:list>
      <text:p text:style-name="Text_20_body"><text:span text:style-name="Citation"><text:span text:style-name="T1"/></text:span></text:p>
      <text:p text:style-name="Text_20_body"><text:span text:style-name="Citation"><text:span text:style-name="T1"/></text:span></text:p>
      <text:p text:style-name="Text_20_body"><text:span text:style-name="Citation"><text:span text:style-name="T1"/></text:span></text:p>
      <text:p text:style-name="Text_20_body"><text:span text:style-name="Citation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>
        <style:drop-cap/>
      </style:paragraph-properties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fo:padding="0cm" fo:border-left="none" fo:border-right="none" fo:border-top="none" fo:border-bottom="2.49pt solid #993366" style:shadow="none">
        <style:drop-cap/>
        <style:background-image/>
      </style:paragraph-properties>
      <style:text-properties style:font-name="Verdana1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er" style:family="paragraph" style:parent-style-name="Standard" style:class="extra">
      <style:paragraph-properties fo:background-color="transparent" fo:padding="0cm" fo:border-left="none" fo:border-right="none" fo:border-top="none" fo:border-bottom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  <style:text-properties fo:font-size="8pt"/>
    </style:style>
    <style:style style:name="Footer" style:family="paragraph" style:parent-style-name="Standard" style:class="extra">
      <style:paragraph-properties fo:padding="0cm" fo:border-left="none" fo:border-right="none" fo:border-top="0.06pt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  <style:paragraph-properties fo:background-color="transparent" fo:padding="0.049cm" fo:border="0.06pt solid #000000" style:shadow="none">
        <style:background-image/>
      </style:paragraph-properties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style:paragraph-properties style:page-number="auto" fo:background-color="#ccffff" fo:padding="0.049cm" fo:border="0.06pt solid #993366" style:shadow="none">
        <style:background-image/>
      </style:paragraph-properties>
      <style:text-properties style:font-name="Courier New" fo:font-size="11pt"/>
    </style:style>
    <style:style style:name="aufgabe" style:family="paragraph" style:parent-style-name="Standard" style:class="text">
      <style:paragraph-properties fo:background-color="#ccffff" fo:padding="0.049cm" fo:border="0.06pt solid #993366" style:shadow="none">
        <style:background-image/>
      </style:paragraph-properties>
      <style:text-properties fo:font-size="10pt"/>
    </style:style>
    <style:style style:name="merke" style:family="paragraph" style:parent-style-name="aufgabe" style:next-style-name="Standard" style:class="text">
      <style:paragraph-properties fo:background-color="#ffffcc" style:shadow="none">
        <style:drop-cap/>
        <style:background-image/>
      </style:paragraph-properties>
    </style:style>
    <style:style style:name="Rechtsgrundlagenverzeichnis" style:family="paragraph" style:parent-style-name="Standard">
      <style:paragraph-properties fo:margin-top="0cm" fo:margin-bottom="0.423cm" style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style:paragraph-properties fo:orphans="2" fo:widows="2" fo:background-color="#ffffff" fo:padding-left="0.141cm" fo:padding-right="0.141cm" fo:padding-top="0.035cm" fo:padding-bottom="0.035cm" fo:border="0.51pt solid #000000">
        <style:background-image/>
      </style:paragraph-properties>
      <style:text-properties style:use-window-font-color="true" style:font-name="Courier New1" fo:font-size="10pt" fo:letter-spacing="-0.018cm" fo:language="de" fo:country="DE" style:font-name-asian="Arial" style:font-size-asian="10pt" style:font-name-complex="Times New Roman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1" fo:font-size="10pt" style:font-size-asian="10pt" style:font-name-complex="Courier New1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orphans="2" fo:widows="2" fo:text-indent="-0.635cm" style:auto-text-indent="false">
        <style:tab-stops/>
      </style:paragraph-properties>
      <style:text-properties style:use-window-font-color="true" style:font-name="Verdana3" fo:font-size="10pt" fo:letter-spacing="-0.009cm" fo:language="de" fo:country="DE" style:font-name-asian="Arial" style:font-size-asian="10pt" style:font-name-complex="Times New Roman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text-align="start" style:justify-single-word="false" fo:text-indent="-0.635cm" style:auto-text-indent="false"/>
      <style:text-properties style:font-name="Times New Roman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style:paragraph-properties fo:background-color="transparent" fo:padding="0cm" fo:border-left="none" fo:border-right="none" fo:border-top="none" fo:border-bottom="0.06pt solid #993366" style:shadow="none">
        <style:tab-stops/>
        <style:drop-cap/>
        <style:background-image/>
      </style:paragraph-properties>
      <style:text-properties fo:font-size="10pt" fo:font-weight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style:font-name="Verdana2" fo:font-size="85%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2" style:font-name-asian="Courier New2" style:font-name-complex="Courier New2"/>
    </style:style>
    <style:style style:name="Example" style:family="text">
      <style:text-properties style:font-name="Courier New2" style:font-name-asian="Courier New2" style:font-name-complex="Courier New2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1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letter-spacing="-0.009cm" style:language-complex="ar" style:country-complex="SA"/>
    </style:style>
    <style:style style:name="WW8Num78z0" style:family="text">
      <style:text-properties style:font-name="Symbol"/>
    </style:style>
    <style:style style:name="WW8Num78z1" style:family="text">
      <style:text-properties style:font-name="Courier New1"/>
    </style:style>
    <style:style style:name="WW8Num78z2" style:family="text">
      <style:text-properties style:font-name="Wingdings"/>
    </style:style>
    <style:style style:name="WW8Num52z0" style:family="text">
      <style:text-properties style:font-name="Symbol" fo:font-size="10pt" style:font-size-asian="10pt"/>
    </style:style>
    <style:style style:name="WW8Num52z1" style:family="text">
      <style:text-properties style:font-name="Courier New1" fo:font-size="10pt" style:font-size-asian="10pt"/>
    </style:style>
    <style:style style:name="WW8Num52z2" style:family="text">
      <style:text-properties style:font-name="Wingdings" fo:font-size="10pt" style:font-size-asian="10pt"/>
    </style:style>
    <style:style style:name="WW8Num103z0" style:family="text">
      <style:text-properties style:font-name="Symbol" fo:font-size="10pt" style:font-size-asian="10pt"/>
    </style:style>
    <style:style style:name="WW8Num103z1" style:family="text">
      <style:text-properties style:font-name="Courier New1" fo:font-size="10pt" style:font-size-asian="10pt"/>
    </style:style>
    <style:style style:name="WW8Num103z2" style:family="text">
      <style:text-properties style:font-name="Wingdings" fo:font-size="10pt" style:font-size-asian="10pt"/>
    </style:style>
    <style:style style:name="WW8Num55z1" style:family="text">
      <style:text-properties style:font-name="Courier New1" fo:font-size="10pt" style:font-size-asian="10pt"/>
    </style:style>
    <style:style style:name="WW8Num48z0" style:family="text">
      <style:text-properties style:font-name="Symbol" fo:font-size="10pt" style:font-size-asian="10pt"/>
    </style:style>
    <style:style style:name="WW8Num48z1" style:family="text">
      <style:text-properties style:font-name="Courier New1" fo:font-size="10pt" style:font-size-asian="10pt"/>
    </style:style>
    <style:style style:name="WW8Num48z2" style:family="text">
      <style:text-properties style:font-name="Wingdings" fo:font-size="10pt" style:font-size-asian="10pt"/>
    </style:style>
    <style:style style:name="WW8Num104z0" style:family="text">
      <style:text-properties style:font-name="Symbol" fo:font-size="10pt" style:font-size-asian="10pt"/>
    </style:style>
    <style:style style:name="WW8Num104z1" style:family="text">
      <style:text-properties style:font-name="Courier New1" fo:font-size="10pt" style:font-size-asian="10pt"/>
    </style:style>
    <style:style style:name="WW8Num104z2" style:family="text">
      <style:text-properties style:font-name="Wingdings" fo:font-size="10pt" style:font-size-asian="10pt"/>
    </style:style>
    <style:style style:name="luecke" style:family="text">
      <style:text-properties style:text-line-through-style="none" style:text-underline-style="solid" style:text-underline-width="auto" style:text-underline-color="font-color" fo:font-weight="bold" fo:background-color="transparen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2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Informatik<text:tab/><text:file-name text:display="name"/><text:tab/>Arbeitsunterlage</text:p>
      </style:header>
      <style:footer>
        <text:p text:style-name="Footer">Informatik<text:tab/><text:tab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0.4$Linux_X86_64 LibreOffice_project/410m0$Build-4</meta:generator>
    <meta:creation-date>2014-11-10T22:05:56.679009000</meta:creation-date>
    <meta:editing-cycles>2</meta:editing-cycles>
    <meta:editing-duration>PT4M18S</meta:editing-duration>
    <meta:initial-creator>hofmann </meta:initial-creator>
    <dc:date>2014-11-10T22:25:55.404206160</dc:date>
    <dc:creator>hofmann </dc:creator>
    <meta:document-statistic meta:table-count="0" meta:image-count="0" meta:object-count="0" meta:page-count="2" meta:paragraph-count="58" meta:word-count="278" meta:character-count="2345" meta:non-whitespace-character-count="2120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../../../../../home/hofmann/.config/libreoffice/4/user/template/arbeitsunterlage.ott" meta:date="2014-11-10T22:05:55.407028640"/>
  </office:meta>
</office:document-meta>
</file>